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491cm" style:rel-column-width="5381*"/>
    </style:style>
    <style:style style:name="Tableau1.B" style:family="table-column">
      <style:table-column-properties style:column-width="0.794cm" style:rel-column-width="450*"/>
    </style:style>
    <style:style style:name="Tableau1.C" style:family="table-column">
      <style:table-column-properties style:column-width="8.514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8.81cm" fo:margin-left="0cm" table:align="left" style:may-break-between-rows="false"/>
    </style:style>
    <style:style style:name="Tableau3.A" style:family="table-column">
      <style:table-column-properties style:column-width="10.102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915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8.81cm" fo:margin-left="0cm" table:align="left" style:shadow="none"/>
    </style:style>
    <style:style style:name="Tableau5.A" style:family="table-column">
      <style:table-column-properties style:column-width="13.204cm"/>
    </style:style>
    <style:style style:name="Tableau5.B" style:family="table-column">
      <style:table-column-properties style:column-width="2.79cm"/>
    </style:style>
    <style:style style:name="Tableau5.C" style:family="table-column">
      <style:table-column-properties style:column-width="1.707cm"/>
    </style:style>
    <style:style style:name="Tableau5.D" style:family="table-column">
      <style:table-column-properties style:column-width="1.10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7" style:family="paragraph" style:parent-style-name="Standard">
      <style:text-properties fo:font-size="4pt" officeooo:paragraph-rsid="0007d180" style:font-size-asian="3.5pt" style:font-size-complex="4pt"/>
    </style:style>
    <style:style style:name="P8" style:family="paragraph" style:parent-style-name="Standard">
      <style:text-properties officeooo:paragraph-rsid="01316f21"/>
    </style:style>
    <style:style style:name="P9" style:family="paragraph" style:parent-style-name="Standard">
      <style:text-properties officeooo:paragraph-rsid="014332d6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5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9" style:family="paragraph" style:parent-style-name="Table_20_Heading">
      <style:text-properties officeooo:rsid="0163d46b" officeooo:paragraph-rsid="0163d46b"/>
    </style:style>
    <style:style style:name="P20" style:family="paragraph" style:parent-style-name="Table_20_Heading">
      <style:text-properties officeooo:rsid="00690d64" officeooo:paragraph-rsid="0138864c"/>
    </style:style>
    <style:style style:name="P21" style:family="paragraph" style:parent-style-name="Text_20_body" style:master-page-name="">
      <style:paragraph-properties style:page-number="auto" fo:break-after="page"/>
    </style:style>
    <style:style style:name="P22" style:family="paragraph" style:parent-style-name="Text_20_body">
      <style:text-properties officeooo:paragraph-rsid="01540053"/>
    </style:style>
    <style:style style:name="P23" style:family="paragraph" style:parent-style-name="Text_20_body">
      <style:text-properties officeooo:paragraph-rsid="015804da"/>
    </style:style>
    <style:style style:name="P24" style:family="paragraph" style:parent-style-name="Text_20_body">
      <style:text-properties officeooo:paragraph-rsid="01593d9a"/>
    </style:style>
    <style:style style:name="P25" style:family="paragraph" style:parent-style-name="Table_20_Main_20_Content_20_Left_20_Small">
      <style:text-properties officeooo:paragraph-rsid="015cf0c4"/>
    </style:style>
    <style:style style:name="P26" style:family="paragraph" style:parent-style-name="Table_20_Main_20_Header">
      <style:text-properties officeooo:paragraph-rsid="010c9caa"/>
    </style:style>
    <style:style style:name="P27" style:family="paragraph" style:parent-style-name="Table_20_Main_20_Header">
      <style:text-properties officeooo:paragraph-rsid="015cf0c4"/>
    </style:style>
    <style:style style:name="P28" style:family="paragraph" style:parent-style-name="Table_20_Main_20_Content_20_Right">
      <style:text-properties officeooo:paragraph-rsid="015cf0c4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0" style:family="paragraph" style:parent-style-name="Heading_20_1">
      <style:text-properties officeooo:paragraph-rsid="013253cf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officeooo:rsid="007f9a8a"/>
    </style:style>
    <style:style style:name="T4" style:family="text">
      <style:text-properties style:font-name="Arial1" officeooo:rsid="0149d514"/>
    </style:style>
    <style:style style:name="T5" style:family="text">
      <style:text-properties style:font-name="Arial1" officeooo:rsid="014a4bd2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7f9a8a"/>
    </style:style>
    <style:style style:name="T12" style:family="text">
      <style:text-properties officeooo:rsid="009f2b95"/>
    </style:style>
    <style:style style:name="T13" style:family="text">
      <style:text-properties officeooo:rsid="009a6a61"/>
    </style:style>
    <style:style style:name="T14" style:family="text">
      <style:text-properties officeooo:rsid="00d936c0"/>
    </style:style>
    <style:style style:name="T15" style:family="text">
      <style:text-properties officeooo:rsid="0151dc23"/>
    </style:style>
    <style:style style:name="T16" style:family="text">
      <style:text-properties officeooo:rsid="0153089a"/>
    </style:style>
    <style:style style:name="T17" style:family="text">
      <style:text-properties officeooo:rsid="016ed1e3"/>
    </style:style>
    <style:style style:name="T18" style:family="text">
      <style:text-properties officeooo:rsid="0170647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2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0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8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3"><text:a xlink:type="simple" xlink:href="py3o://with=%22doc_name=lang=='fr_FR'%20and%20'Demande%20de%20devis'%20or%20'Request%20for%20Quotation'%22" text:style-name="Internet_20_link" text:visited-style-name="Visited_20_Internet_20_Link"><text:span text:style-name="T18">with="doc_name=lang=='fr_FR' and 'Demande de devis' or 'Request for Quotation'"</text:span></text:a></text:p>
      <text:p text:style-name="P12"><text:a xlink:type="simple" xlink:href="py3o://if=%22o.state%20not%20in%20('draft',%20'sent')%22" text:style-name="Internet_20_link" text:visited-style-name="Visited_20_Internet_20_Link"><text:span text:style-name="T4">if="o.state not in ('draft', 'sent')"</text:span></text:a></text:p>
      <text:h text:style-name="P30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2"><text:a xlink:type="simple" xlink:href="py3o:///if" text:style-name="Internet_20_link" text:visited-style-name="Visited_20_Internet_20_Link"><text:span text:style-name="T1">/if</text:span></text:a></text:p>
      <text:p text:style-name="P12"><text:a xlink:type="simple" xlink:href="py3o://if=%22o.state%20in%20('draft',%20'sent')%22" text:style-name="Internet_20_link" text:visited-style-name="Visited_20_Internet_20_Link"><text:span text:style-name="T5">if="o.state in ('draft', 'sent')"</text:span></text:a></text:p>
      <text:h text:style-name="P30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4"><text:a xlink:type="simple" xlink:href="py3o:///if" text:style-name="Internet_20_link" text:visited-style-name="Visited_20_Internet_20_Link"><text:span text:style-name="T8">/if</text:span></text:a></text:p>
      <text:p text:style-name="P15"><text:a xlink:type="simple" xlink:href="py3o:///with" text:style-name="Internet_20_link" text:visited-style-name="Visited_20_Internet_20_Link"><text:span text:style-name="T16">/with</text:span></text:a></text:p>
      <text:p text:style-name="Small_20_new_20_line"/>
      <text:p text:style-name="Standard"><text:a xlink:type="simple" xlink:href="py3o://with=%22supplier_ref_label=lang=='fr_FR'%20and%20'N°%20fournisseur%20:'%20or%20'Supplier%20Number:'%22" text:style-name="Internet_20_link" text:visited-style-name="Visited_20_Internet_20_Link"><text:span text:style-name="T17">with="supplier_ref_label=lang=='fr_FR' and 'N° fournisseur :' or 'Supplier Number:'"</text:span></text:a></text:p>
      <text:p text:style-name="P9"><text:a xlink:type="simple" xlink:href="py3o://with=%22supplier_vat_label=lang=='fr_FR'%20and%20'N°%20TVA%20:'%20or%20'VAT%20Number:'%22" text:style-name="Internet_20_link" text:visited-style-name="Visited_20_Internet_20_Link"><text:span text:style-name="T17">with="supplier_vat_label=lang=='fr_FR' and 'N° TVA :' or 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17"/>
          </table:table-cell>
          <table:table-cell table:style-name="Tableau1.A1" office:value-type="string">
            <text:p text:style-name="P17"><text:text-input text:description="py3o://function=&quot;lang=='fr_FR' and 'Fournisseur' or 'Supplier'&quot;">Supplier</text:text-input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3">if="o.delivery_partner_id"</text:span></text:a></text:p>
            <text:p text:style-name="P5"><text:text-input text:description="py3o://function=&quot;format_multiline_value(o.delivery_partner_id._display_full_address())&quot;">[o.delivery_partner_id._display_full_address()]</text:text-input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text-input text:description="py3o://function=&quot;format_multiline_value(o.partner_id._display_full_address())&quot;">[o.partner_id._display_full_address()]</text:text-input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<text:s/>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<text:s/>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9">Date</text:p>
                </table:table-cell>
                <table:table-cell table:style-name="Tableau4.B2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2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22"><text:a xlink:type="simple" xlink:href="py3o:///with" text:style-name="Internet_20_link" text:visited-style-name="Visited_20_Internet_20_Link"><text:span text:style-name="T16">/with</text:span></text:a></text:p>
      <text:p text:style-name="P22"><text:a xlink:type="simple" xlink:href="py3o:///with" text:style-name="Internet_20_link" text:visited-style-name="Visited_20_Internet_20_Link"><text:span text:style-name="T16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6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27"><text:text-input text:description="py3o://function=&quot;lang=='fr_FR' and 'Qté' or 'Qty'&quot;">Qty</text:text-input></text:p>
            </table:table-cell>
            <table:table-cell table:style-name="Tableau5.D1" office:value-type="string">
              <text:p text:style-name="P27"><text:text-input text:description="py3o://function=&quot;lang=='fr_FR' and 'Uté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1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text-input text:description="py3o://function=&quot;format_multiline_value(l.name)&quot;">[l.name]</text:text-input></text:p>
          </table:table-cell>
          <table:table-cell table:style-name="Tableau5.B3" office:value-type="string">
            <text:p text:style-name="Table_20_Main_20_Content_20_Center"><text:text-input text:description="py3o://function=&quot;o_format_date(l.date_planned, lang_code=lang)&quot;">[l.date_planned]</text:text-input></text:p>
          </table:table-cell>
          <table:table-cell table:style-name="Tableau5.C3" office:value-type="string">
            <text:p text:style-name="P28"><text:text-input text:description="py3o://function=&quot;o_format_lang(l.product_qty, dp='Product Unit of Measure', lang_code=lang)&quot;">[l.product_qty]</text:text-input></text:p>
          </table:table-cell>
          <table:table-cell table:style-name="Tableau5.D3" office:value-type="string">
            <text:p text:style-name="P25"><text:user-field-get text:name="py3o.l.product_uom.name">UoM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P11"><text:a xlink:type="simple" xlink:href="py3o://if=%22o.notes%22" text:style-name="Internet_20_link" text:visited-style-name="Visited_20_Internet_20_Link"><text:span text:style-name="T3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otes)&quot;">[o.notes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1"/>
      <text:p text:style-name="P24"><text:a xlink:type="simple" xlink:href="py3o:///with" text:style-name="Internet_20_link" text:visited-style-name="Visited_20_Internet_20_Link"><text:span text:style-name="T16">/with</text:span></text:a></text:p>
      <text:p text:style-name="P24"><text:a xlink:type="simple" xlink:href="py3o:///with" text:style-name="Internet_20_link" text:visited-style-name="Visited_20_Internet_20_Link"><text:span text:style-name="T16">/with</text:span></text:a></text:p>
      <text:p text:style-name="Text_20_body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993cm"/>
    </style:style>
    <style:style style:name="Tableau12.B" style:family="table-column">
      <style:table-column-properties style:column-width="14.818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3-06T17:49:05.989029755</dc:date>
    <meta:editing-duration>PT18H21M50S</meta:editing-duration>
    <meta:editing-cycles>358</meta:editing-cycles>
    <meta:generator>LibreOffice/6.0.7.3$Linux_X86_64 LibreOffice_project/00m0$Build-3</meta:generator>
    <meta:document-statistic meta:table-count="6" meta:image-count="0" meta:object-count="0" meta:page-count="2" meta:paragraph-count="57" meta:word-count="143" meta:character-count="1066" meta:non-whitespace-character-count="1007"/>
  </office:meta>
</office:document-meta>
</file>